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dy</text:p>
      <text:p text:style-name="Standard"/>
      <text:p text:style-name="Standard">List 1</text:p>
      <text:list xml:id="list7259273891" text:style-name="L1">
        <text:list-item>
          <text:p text:style-name="P1">item 1.1</text:p>
        </text:list-item>
        <text:list-item>
          <text:p text:style-name="P1">item 1.2</text:p>
        </text:list-item>
      </text:list>
      <text:p text:style-name="Standard"/>
      <text:section text:style-name="Sect1" text:name="Section">
        <text:p text:style-name="Standard">Section</text:p>
        <text:p text:style-name="Standard"/>
        <text:p text:style-name="Standard">List 2</text:p>
        <text:list xml:id="list2027505648" text:style-name="L2">
          <text:list-item>
            <text:p text:style-name="P2">item 2.1</text:p>
          </text:list-item>
          <text:list-item>
            <text:p text:style-name="P2">item 2.2</text:p>
          </text:list-item>
          <text:list-item>
            <text:p text:style-name="P2">item 2.3</text:p>
          </text:list-item>
        </text:list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nl" fo:country="BE" style:letter-kerning="true" style:font-name-asian="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Arial"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Arial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 Graeve</meta:initial-creator>
    <meta:creation-date>2012-08-14T07:57:58</meta:creation-date>
    <dc:date>2012-08-14T08:23:29</dc:date>
    <dc:creator>Nick De Graeve</dc:creator>
    <meta:editing-duration>PT36S</meta:editing-duration>
    <meta:editing-cycles>3</meta:editing-cycles>
    <meta:generator>LibreOffice/3.5$Linux_X86_64 LibreOffice_project/350m1$Build-3</meta:generator>
    <meta:document-statistic meta:table-count="0" meta:image-count="0" meta:object-count="0" meta:page-count="1" meta:paragraph-count="9" meta:word-count="21" meta:character-count="68" meta:non-whitespace-character-count="61"/>
  </office:meta>
</office:document-meta>
</file>